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4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2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2" table:number-columns-repeated="18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number-columns-repeated="3"/>
          <table:table-cell table:style-name="ce1" office:value-type="string" calcext:value-type="string">
            <text:p>&gt;</text:p>
          </table:table-cell>
          <table:table-cell table:style-name="ce2" table:number-columns-repeated="10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&lt;</text:p>
          </table:table-cell>
          <table:table-cell table:style-name="ce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number-columns-repeated="4"/>
          <table:table-cell table:style-name="ce1" office:value-type="string" calcext:value-type="string">
            <text:p>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2" table:number-columns-repeated="14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number-columns-repeated="7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2" table:number-columns-repeated="7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9"/>
          <table:table-cell table:style-name="ce1" office:value-type="string" calcext:value-type="string">
            <text:p>&gt;1</text:p>
          </table:table-cell>
          <table:table-cell table:style-name="ce1" office:value-type="string" calcext:value-type="string">
            <text:p>2&lt;</text:p>
          </table:table-cell>
          <table:table-cell table:style-name="ce2"/>
          <table:table-cell table:style-name="ce1" table:number-columns-repeated="2"/>
          <table:table-cell table:style-name="ce2"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SRTF</text:p>
          </table:table-cell>
          <table:table-cell table:style-name="ce2" table:number-columns-repeated="2"/>
          <table:table-cell table:style-name="ce1" office:value-type="string" calcext:value-type="string">
            <text:p>Queu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number-columns-repeated="17"/>
          <table:table-cell table:style-name="ce4" office:value-type="date" office:date-value="2024-08-07" calcext:value-type="date">
            <text:p>7.8</text:p>
          </table:table-cell>
          <table:table-cell table:style-name="ce4" office:value-type="date" office:date-value="2024-06-03" calcext:value-type="date">
            <text:p>3.6</text:p>
          </table:table-cell>
          <table:table-cell table:number-columns-repeated="99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